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🗺️ Roadmap para tu App “¿Qué cocino hoy?”</text:h>
      <text:h text:style-name="Heading_20_3" text:outline-level="3">🔹 Fase 1: Preparación del entorno</text:h>
      <text:p text:style-name="Text_20_body"><text:span text:style-name="Strong_20_Emphasis">Objetivo:</text:span> Tener todo listo para empezar a desarrollar.</text:p>
      <text:list text:style-name="L1">
        <text:list-item>
          <text:p text:style-name="P1">[ ] Elegir stack: HTML/CSS + JavaScript o React (recomendado para escalabilidad).</text:p>
        </text:list-item>
        <text:list-item>
          <text:p text:style-name="P1">[ ] Crear proyecto base (usando <text:span text:style-name="Source_20_Text">create-react-app</text:span> si eliges React).</text:p>
        </text:list-item>
        <text:list-item>
          <text:p text:style-name="P1">[ ] Configurar entorno de desarrollo (VS Code, navegador, etc.).</text:p>
        </text:list-item>
        <text:list-item>
          <text:p text:style-name="P1">[ ] Crear estructura de carpetas: <text:span text:style-name="Source_20_Text">/components</text:span>, <text:span text:style-name="Source_20_Text">/assets</text:span>, <text:span text:style-name="Source_20_Text">/services</text:span>, etc.</text:p>
        </text:list-item>
      </text:list>
      <text:h text:style-name="Heading_20_3" text:outline-level="3">🔹 Fase 2: Interfaz básica</text:h>
      <text:p text:style-name="Text_20_body"><text:span text:style-name="Strong_20_Emphasis">Objetivo:</text:span> Construir la estructura visual de la app.</text:p>
      <text:list text:style-name="L2">
        <text:list-item>
          <text:p text:style-name="P2">[ ] Crear formulario para ingresar ingredientes.</text:p>
        </text:list-item>
        <text:list-item>
          <text:p text:style-name="P2">[ ] Botón para buscar recetas.</text:p>
        </text:list-item>
        <text:list-item>
          <text:p text:style-name="P2">[ ] Área para mostrar resultados.</text:p>
        </text:list-item>
        <text:list-item>
          <text:p text:style-name="P2">[ ] Estilizar con CSS o framework (Bootstrap, Tailwind, etc.).</text:p>
        </text:list-item>
        <text:list-item>
          <text:p text:style-name="P2">[ ] Añadir modo responsivo para móviles.</text:p>
        </text:list-item>
      </text:list>
      <text:h text:style-name="Heading_20_3" text:outline-level="3">🔹 Fase 3: Integración con API</text:h>
      <text:p text:style-name="Text_20_body"><text:span text:style-name="Strong_20_Emphasis">Objetivo:</text:span> Conectar con una API de recetas (ej. TheMealDB).</text:p>
      <text:list text:style-name="L3">
        <text:list-item>
          <text:p text:style-name="P3">[ ] Crear función para hacer peticiones a la API.</text:p>
        </text:list-item>
        <text:list-item>
          <text:p text:style-name="P3">[ ] Enviar ingredientes como parámetro.</text:p>
        </text:list-item>
        <text:list-item>
          <text:p text:style-name="P3">[ ] Recibir y procesar respuesta (JSON).</text:p>
        </text:list-item>
        <text:list-item>
          <text:p text:style-name="P3">[ ] Mostrar recetas en la interfaz (imagen, nombre, enlace).</text:p>
        </text:list-item>
      </text:list>
      <text:p text:style-name="P4">javascript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7:12:09.772644711</meta:creation-date>
    <dc:date>2025-07-16T17:12:32.112575890</dc:date>
    <meta:editing-duration>PT23S</meta:editing-duration>
    <meta:editing-cycles>1</meta:editing-cycles>
    <meta:document-statistic meta:table-count="0" meta:image-count="0" meta:object-count="0" meta:page-count="1" meta:paragraph-count="21" meta:word-count="175" meta:character-count="996" meta:non-whitespace-character-count="855"/>
    <meta:generator>LibreOffice/24.2.7.2$Linux_X86_64 LibreOffice_project/420$Build-2</meta:generator>
  </office:meta>
</office:document-meta>
</file>